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" table:default-cell-style-name="Default"/>
        <table:table-row table:style-name="ro1">
          <table:table-cell office:value-type="float" office:value="9403.8" calcext:value-type="float">
            <text:p>9403,8</text:p>
          </table:table-cell>
          <table:table-cell office:value-type="float" office:value="10601.9" calcext:value-type="float">
            <text:p>10601,9</text:p>
          </table:table-cell>
          <table:table-cell office:value-type="float" office:value="10344.2" calcext:value-type="float">
            <text:p>10344,2</text:p>
          </table:table-cell>
          <table:table-cell office:value-type="float" office:value="9454.54" calcext:value-type="float">
            <text:p>9454,54</text:p>
          </table:table-cell>
          <table:table-cell office:value-type="float" office:value="9941.73" calcext:value-type="float">
            <text:p>9941,73</text:p>
          </table:table-cell>
          <table:table-cell office:value-type="float" office:value="8815.22" calcext:value-type="float">
            <text:p>8815,22</text:p>
          </table:table-cell>
          <table:table-cell office:value-type="float" office:value="9410.58" calcext:value-type="float">
            <text:p>9410,58</text:p>
          </table:table-cell>
          <table:table-cell office:value-type="float" office:value="9059.98" calcext:value-type="float">
            <text:p>9059,98</text:p>
          </table:table-cell>
          <table:table-cell office:value-type="float" office:value="8883.49" calcext:value-type="float">
            <text:p>8883,49</text:p>
          </table:table-cell>
          <table:table-cell office:value-type="float" office:value="10411.5" calcext:value-type="float">
            <text:p>10411,5</text:p>
          </table:table-cell>
        </table:table-row>
        <table:table-row table:style-name="ro1">
          <table:table-cell office:value-type="float" office:value="9311.3" calcext:value-type="float">
            <text:p>9311,3</text:p>
          </table:table-cell>
          <table:table-cell office:value-type="float" office:value="9448.63" calcext:value-type="float">
            <text:p>9448,63</text:p>
          </table:table-cell>
          <table:table-cell office:value-type="float" office:value="9355.37" calcext:value-type="float">
            <text:p>9355,37</text:p>
          </table:table-cell>
          <table:table-cell office:value-type="float" office:value="9919.03" calcext:value-type="float">
            <text:p>9919,03</text:p>
          </table:table-cell>
          <table:table-cell office:value-type="float" office:value="9697.06" calcext:value-type="float">
            <text:p>9697,06</text:p>
          </table:table-cell>
          <table:table-cell office:value-type="float" office:value="9303.84" calcext:value-type="float">
            <text:p>9303,84</text:p>
          </table:table-cell>
          <table:table-cell office:value-type="float" office:value="9618.95" calcext:value-type="float">
            <text:p>9618,95</text:p>
          </table:table-cell>
          <table:table-cell office:value-type="float" office:value="9540.29" calcext:value-type="float">
            <text:p>9540,29</text:p>
          </table:table-cell>
          <table:table-cell office:value-type="float" office:value="10325.5" calcext:value-type="float">
            <text:p>10325,5</text:p>
          </table:table-cell>
          <table:table-cell office:value-type="float" office:value="10480.4" calcext:value-type="float">
            <text:p>10480,4</text:p>
          </table:table-cell>
        </table:table-row>
        <table:table-row table:style-name="ro1">
          <table:table-cell office:value-type="float" office:value="9718.71" calcext:value-type="float">
            <text:p>9718,71</text:p>
          </table:table-cell>
          <table:table-cell office:value-type="float" office:value="9763.8" calcext:value-type="float">
            <text:p>9763,8</text:p>
          </table:table-cell>
          <table:table-cell office:value-type="float" office:value="9563.11" calcext:value-type="float">
            <text:p>9563,11</text:p>
          </table:table-cell>
          <table:table-cell office:value-type="float" office:value="10127" calcext:value-type="float">
            <text:p>10127</text:p>
          </table:table-cell>
          <table:table-cell office:value-type="float" office:value="9973.97" calcext:value-type="float">
            <text:p>9973,97</text:p>
          </table:table-cell>
          <table:table-cell office:value-type="float" office:value="9510.92" calcext:value-type="float">
            <text:p>9510,92</text:p>
          </table:table-cell>
          <table:table-cell office:value-type="float" office:value="9317.89" calcext:value-type="float">
            <text:p>9317,89</text:p>
          </table:table-cell>
          <table:table-cell office:value-type="float" office:value="9551.08" calcext:value-type="float">
            <text:p>9551,08</text:p>
          </table:table-cell>
          <table:table-cell office:value-type="float" office:value="10920.7" calcext:value-type="float">
            <text:p>10920,7</text:p>
          </table:table-cell>
          <table:table-cell office:value-type="float" office:value="9388.56" calcext:value-type="float">
            <text:p>9388,56</text:p>
          </table:table-cell>
        </table:table-row>
        <table:table-row table:style-name="ro1">
          <table:table-cell office:value-type="float" office:value="9669.31" calcext:value-type="float">
            <text:p>9669,31</text:p>
          </table:table-cell>
          <table:table-cell office:value-type="float" office:value="9135.49" calcext:value-type="float">
            <text:p>9135,49</text:p>
          </table:table-cell>
          <table:table-cell office:value-type="float" office:value="8941.12" calcext:value-type="float">
            <text:p>8941,12</text:p>
          </table:table-cell>
          <table:table-cell office:value-type="float" office:value="9759.01" calcext:value-type="float">
            <text:p>9759,01</text:p>
          </table:table-cell>
          <table:table-cell office:value-type="float" office:value="9766.87" calcext:value-type="float">
            <text:p>9766,87</text:p>
          </table:table-cell>
          <table:table-cell office:value-type="float" office:value="10201.6" calcext:value-type="float">
            <text:p>10201,6</text:p>
          </table:table-cell>
          <table:table-cell office:value-type="float" office:value="9449.84" calcext:value-type="float">
            <text:p>9449,84</text:p>
          </table:table-cell>
          <table:table-cell office:value-type="float" office:value="9907.84" calcext:value-type="float">
            <text:p>9907,84</text:p>
          </table:table-cell>
          <table:table-cell office:value-type="float" office:value="9783.47" calcext:value-type="float">
            <text:p>9783,47</text:p>
          </table:table-cell>
          <table:table-cell office:value-type="float" office:value="10100.8" calcext:value-type="float">
            <text:p>10100,8</text:p>
          </table:table-cell>
        </table:table-row>
        <table:table-row table:style-name="ro1">
          <table:table-cell office:value-type="float" office:value="9766.85" calcext:value-type="float">
            <text:p>9766,85</text:p>
          </table:table-cell>
          <table:table-cell office:value-type="float" office:value="10257.6" calcext:value-type="float">
            <text:p>10257,6</text:p>
          </table:table-cell>
          <table:table-cell office:value-type="float" office:value="8948.98" calcext:value-type="float">
            <text:p>8948,98</text:p>
          </table:table-cell>
          <table:table-cell office:value-type="float" office:value="9899.04" calcext:value-type="float">
            <text:p>9899,04</text:p>
          </table:table-cell>
          <table:table-cell office:value-type="float" office:value="9383.87" calcext:value-type="float">
            <text:p>9383,87</text:p>
          </table:table-cell>
          <table:table-cell office:value-type="float" office:value="10342.6" calcext:value-type="float">
            <text:p>10342,6</text:p>
          </table:table-cell>
          <table:table-cell office:value-type="float" office:value="10664.1" calcext:value-type="float">
            <text:p>10664,1</text:p>
          </table:table-cell>
          <table:table-cell office:value-type="float" office:value="9964.42" calcext:value-type="float">
            <text:p>9964,42</text:p>
          </table:table-cell>
          <table:table-cell office:value-type="float" office:value="10270" calcext:value-type="float">
            <text:p>10270</text:p>
          </table:table-cell>
          <table:table-cell office:value-type="float" office:value="9729.15" calcext:value-type="float">
            <text:p>9729,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16:12.927117072</meta:creation-date>
    <dc:date>2016-04-22T14:17:14.610117276</dc:date>
    <meta:editing-duration>PT1M1S</meta:editing-duration>
    <meta:editing-cycles>1</meta:editing-cycles>
    <meta:document-statistic meta:table-count="1" meta:cell-count="50" meta:object-count="0"/>
    <meta:generator>LibreOffice/5.1.2.2$Linux_X86_64 LibreOffice_project/d3bf12ecb743fc0d20e0be0c58ca359301eb705f</meta:generator>
  </office:meta>
</office:document-meta>
</file>